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0%" fo:text-align="center" style:justify-single-word="false"/>
    </style:style>
    <style:style style:name="P7" style:family="paragraph" style:parent-style-name="Standard">
      <style:paragraph-properties fo:line-height="110%"/>
      <style:text-properties fo:color="#333333" fo:font-size="14pt" fo:font-style="normal" fo:font-weight="normal" style:font-size-asian="14pt" style:font-style-asian="normal" style:font-weight-asian="normal" style:font-size-complex="14pt" style:font-style-complex="normal"/>
    </style:style>
    <style:style style:name="P8" style:family="paragraph" style:parent-style-name="Standard">
      <style:paragraph-properties fo:margin-left="9.001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margin-left="9.001cm" fo:margin-right="0cm" fo:text-indent="0cm" style:auto-text-indent="false">
        <style:tab-stops>
          <style:tab-stop style:position="10.201cm"/>
        </style:tab-stops>
      </style:paragraph-properties>
      <style:text-properties fo:font-size="14pt" style:font-size-asian="14pt" style:font-size-complex="14pt"/>
    </style:style>
    <style:style style:name="P10" style:family="paragraph" style:parent-style-name="Standard">
      <style:paragraph-properties fo:margin-left="9.001cm" fo:margin-right="0cm" fo:text-indent="0cm" style:auto-text-indent="false">
        <style:tab-stops>
          <style:tab-stop style:position="10.201cm"/>
        </style:tab-stops>
      </style:paragraph-properties>
    </style:style>
    <style:style style:name="P11" style:family="paragraph" style:parent-style-name="Standard">
      <style:paragraph-properties fo:margin-left="9.001cm" fo:margin-right="0cm" fo:line-height="200%" fo:text-indent="0cm" style:auto-text-indent="false"/>
    </style:style>
    <style:style style:name="P12" style:family="paragraph" style:parent-style-name="Standard">
      <style:paragraph-properties fo:margin-left="9.991cm" fo:margin-right="0cm" fo:text-indent="1.249cm" style:auto-text-indent="false"/>
    </style:style>
    <style:style style:name="P13" style:family="paragraph" style:parent-style-name="Heading">
      <style:paragraph-properties fo:line-height="110%" fo:text-align="start" style:justify-single-word="false"/>
      <style:text-properties fo:color="#333333" fo:font-size="14pt" fo:font-weight="normal" style:font-size-asian="14pt" style:font-weight-asian="normal" style:font-size-complex="14pt"/>
    </style:style>
    <style:style style:name="P14" style:family="paragraph" style:parent-style-name="Heading">
      <style:paragraph-properties fo:line-height="110%" fo:text-align="start" style:justify-single-word="false"/>
    </style:style>
    <style:style style:name="P15" style:family="paragraph" style:parent-style-name="Heading">
      <style:paragraph-properties fo:margin-left="0cm" fo:margin-right="0cm" fo:text-indent="0cm" style:auto-text-indent="false"/>
      <style:text-properties fo:font-size="14pt" fo:font-weight="normal" style:font-size-asian="14pt" style:font-weight-asian="normal" style:font-size-complex="14pt"/>
    </style:style>
    <style:style style:name="P16" style:family="paragraph" style:parent-style-name="Heading">
      <style:paragraph-properties fo:margin-left="0cm" fo:margin-right="0cm" fo:line-height="200%" fo:text-indent="0cm" style:auto-text-indent="false"/>
      <style:text-properties fo:font-size="14pt" style:font-size-asian="14pt" style:font-size-complex="14pt"/>
    </style:style>
    <style:style style:name="P17" style:family="paragraph" style:parent-style-name="Heading">
      <style:paragraph-properties fo:margin-left="0cm" fo:margin-right="0.076cm" fo:text-align="start" style:justify-single-word="false" fo:text-indent="1.501cm" style:auto-text-indent="false"/>
      <style:text-properties fo:font-size="10pt" fo:font-weight="normal" style:font-size-asian="10pt" style:font-weight-asian="normal"/>
    </style:style>
    <style:style style:name="P18" style:family="paragraph" style:parent-style-name="Standard">
      <style:paragraph-properties fo:margin-left="3.501cm" fo:margin-right="0cm" fo:text-indent="0cm" style:auto-text-indent="false"/>
      <style:text-properties fo:font-size="14pt" style:font-size-asian="14pt" style:font-size-complex="14pt"/>
    </style:style>
    <style:style style:name="P19" style:family="paragraph" style:parent-style-name="Standard">
      <style:paragraph-properties fo:margin-left="3.501cm" fo:margin-right="0cm" fo:text-indent="1.249cm" style:auto-text-indent="false"/>
      <style:text-properties style:text-position="super 58%" fo:font-size="14pt" style:font-size-asian="14pt" style:font-size-complex="14pt"/>
    </style:style>
    <style:style style:name="P20" style:family="paragraph" style:parent-style-name="Heading">
      <style:paragraph-properties fo:margin-left="3.175cm" fo:margin-right="0cm" fo:line-height="150%" fo:text-align="start" style:justify-single-word="false" fo:text-indent="0cm" style:auto-text-indent="false"/>
      <style:text-properties fo:font-size="14pt" fo:font-weight="normal" style:font-size-asian="14pt" style:font-weight-asian="normal" style:font-size-complex="14pt"/>
    </style:style>
    <style:style style:name="P21" style:family="paragraph" style:parent-style-name="Standard">
      <style:paragraph-properties fo:line-height="110%"/>
      <style:text-properties fo:color="#333333" fo:font-size="14pt" fo:font-style="normal" fo:font-weight="normal" style:font-size-asian="14pt" style:font-style-asian="normal" style:font-weight-asian="normal" style:font-size-complex="14pt" style:font-style-complex="normal"/>
    </style:style>
    <style:style style:name="P22" style:family="paragraph" style:parent-style-name="Standard">
      <style:paragraph-properties fo:line-height="110%"/>
    </style:style>
    <style:style style:name="P23" style:family="paragraph" style:parent-style-name="Heading" style:master-page-name="Standard">
      <style:paragraph-properties fo:margin-left="0cm" fo:margin-right="0cm" fo:line-height="150%" fo:text-indent="0cm" style:auto-text-indent="false" style:page-number="auto"/>
      <style:text-properties fo:font-size="14pt" fo:font-weight="normal" style:font-size-asian="14pt" style:font-weight-asian="normal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4pt" fo:font-style="italic" style:font-size-asian="14pt" style:font-style-asian="italic" style:font-size-complex="14pt"/>
    </style:style>
    <style:style style:name="T5" style:family="text">
      <style:text-properties fo:text-transform="uppercase" fo:font-size="14pt" style:font-size-asian="14pt" style:font-size-complex="14pt"/>
    </style:style>
    <style:style style:name="T6" style:family="text">
      <style:text-properties fo:text-transform="uppercase" fo:font-size="14pt" fo:font-weight="bold" style:font-size-asian="14pt" style:font-weight-asian="bold" style:font-size-complex="14pt"/>
    </style:style>
    <style:style style:name="T7" style:family="text">
      <style:text-properties fo:color="#333333" fo:font-size="14pt" style:font-size-asian="14pt" style:font-size-complex="14pt"/>
    </style:style>
    <style:style style:name="T8" style:family="text">
      <style:text-properties style:font-name="Times New Roman1" fo:font-size="14pt" fo:font-style="italic" fo:font-weight="normal" style:font-size-asian="14pt" style:font-style-asian="italic" style:font-weight-asian="normal" style:font-size-complex="14pt"/>
    </style:style>
    <style:style style:name="T9" style:family="text">
      <style:text-properties style:font-name="Times New Roman1" fo:font-size="14pt" fo:font-style="normal" fo:font-weight="normal" style:font-size-asian="14pt" style:font-style-asian="normal" style:font-weight-asian="normal" style:font-size-complex="14pt" style:font-style-complex="normal"/>
    </style:style>
    <style:style style:name="T10" style:family="text">
      <style:text-properties style:font-name="Times New Roman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text><office:forms form:automatic-focus="false" form:apply-design-mode="false"/>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<text:p text:style-name="P23">Министерство образования и науки Российской Федерации</text:p><text:p text:style-name="P15">федеральное государственное бюджетное образовательное учреждение</text:p><text:p text:style-name="P15">высшего профессионального образования</text:p><text:p text:style-name="P2"><text:span text:style-name="T5">«</text:span><text:span text:style-name="T1">Санкт-Петербургский государственный политехнический университет»</text:span></text:p><text:p text:style-name="P16">Факультет переподготовки специалистов</text:p><text:p text:style-name="P8">УТВЕРЖДАЮ:</text:p><text:p text:style-name="P9">Декан ФПС, канд.техн.наук</text:p><text:p text:style-name="P10"><text:span text:style-name="T7">_______________ </text:span><text:span text:style-name="T1">А.В. Щукин</text:span></text:p><text:p text:style-name="P11"><text:span text:style-name="T7">«_____» ____________</text:span><text:span text:style-name="T1"> 20___ г.</text:span></text:p><text:p text:style-name="P3">ЗАДАНИЕ</text:p><text:p text:style-name="P1"><text:span text:style-name="T2">Н</text:span><text:span text:style-name="T6">А ВЫПУСКНУЮ КВАЛИФИКАЦИОННУЮ РАБОТУ</text:span></text:p><text:p text:style-name="P4">{{student_full_name}}</text:p><text:p text:style-name="P6">(фамилия, имя, отчество студента полностью)</text:p><text:p text:style-name="P5">Тема работы: {{theme}}</text:p><text:p text:style-name="P6">(в соответствии с распоряжением)</text:p><text:p text:style-name="Standard"><text:span text:style-name="T1">утверждена распоряжением по ___</text:span><text:span text:style-name="T3">ФПС</text:span><text:span text:style-name="T1">___ от _____________ г. № __________</text:span></text:p><text:p text:style-name="P12">(дата)</text:p><text:p text:style-name="P4">Срок представления работы к защите ___________________________________</text:p><text:p text:style-name="P12">(дата)</text:p><text:p text:style-name="Standard"><text:span text:style-name="T2">1.</text:span><text:span text:style-name="T1"> Исходные данные к работе: </text:span><text:span text:style-name="T7">{{theme.initial_data}}</text:span></text:p><text:p text:style-name="P22"><text:span text:style-name="T2">2.</text:span><text:span text:style-name="T1"> Содержание работы </text:span><text:span text:style-name="T4">(перечень подлежащих разработке вопросов)</text:span></text:p>{% for line in theme_contents %}<text:p text:style-name="P7">{{line}}</text:p>{% endfor %}<text:p text:style-name="P14"><text:span text:style-name="T10">3.</text:span><text:span text:style-name="T9"> Консультанты по работе</text:span><text:span text:style-name="T8"> (с указанием соответствующих разделов)</text:span></text:p><text:p text:style-name="P13">{{theme.consultants}}</text:p><text:p text:style-name="P17"/><text:p text:style-name="P20">Подпись руководителя:_____________/ {{teacher_initials}} /</text:p><text:p text:style-name="P20">Задание принял к исполнению <text:s/>«______» ____________ 20____г.</text:p><text:p text:style-name="P18">_______________________ / {{student_initials}} /</text:p><text:p text:style-name="P19">подпись обучающегося<text:tab/><text:tab/><text:tab/> <text:s text:c="5"/>(фамилия, инициалы)</text:p>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.076cm" fo:text-align="center" style:justify-single-word="false" fo:text-indent="0cm" style:auto-text-indent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0.501cm" fo:margin-left="3cm" fo:margin-right="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АДАНИЕ НА ПОДГОТОВКУ ВЫПУСКНОЙ КВАЛИФИКАЦИОННОЙ РАБОТЫ</dc:title>
    <meta:initial-creator>NataliaL</meta:initial-creator>
    <meta:creation-date>2010-05-11T10:53:00</meta:creation-date>
    <dc:creator>sa </dc:creator>
    <dc:date>2012-04-19T15:57:24</dc:date>
    <meta:print-date>2011-01-21T20:08:00</meta:print-date>
    <meta:editing-cycles>56</meta:editing-cycles>
    <meta:editing-duration>PT1H46M51S</meta:editing-duration>
    <meta:generator>LibreOffice/3.4$Linux LibreOffice_project/340m1$Build-402</meta:generator>
    <meta:document-statistic meta:table-count="0" meta:image-count="0" meta:object-count="0" meta:page-count="1" meta:paragraph-count="30" meta:word-count="118" meta:character-count="1126" meta:non-whitespace-character-count="1029"/>
    <meta:user-defined meta:name="Поле 1"/>
    <meta:user-defined meta:name="Поле 2"/>
    <meta:user-defined meta:name="Поле 3"/>
    <meta:user-defined meta:name="Поле 4"/>
  </office:meta>
</office:document-meta>
</file>